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1746b3"/>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e3d"/>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a1015"/>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ad26"/>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5pt" style:font-size-asian="15pt" style:font-size-complex="15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5pt" fo:letter-spacing="normal" fo:font-style="normal" fo:font-weight="normal" style:font-size-asian="15pt" style:font-size-complex="15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style:font-size-asian="15pt" style:font-size-complex="15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officeooo:paragraph-rsid="00188e3d" style:font-size-asian="15pt" style:font-size-complex="15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officeooo:paragraph-rsid="001a1015" style:font-size-asian="15pt" style:font-size-complex="15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9pt" fo:letter-spacing="normal" fo:font-style="normal" fo:font-weight="normal" officeooo:paragraph-rsid="001ead26" style:font-size-asian="15pt" style:font-size-complex="15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onsolas" fo:font-size="11pt" fo:letter-spacing="normal" fo:font-style="normal" fo:font-weight="normal" officeooo:paragraph-rsid="00188e3d"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1746b3"/>
    </style:style>
    <style:style style:name="T1" style:family="text">
      <style:text-properties fo:font-variant="normal" fo:text-transform="none" fo:color="#222222" style:font-name="Consolas" fo:font-size="9pt" fo:letter-spacing="normal" fo:font-style="normal" fo:font-weight="normal"/>
    </style:style>
    <style:style style:name="T2" style:family="text">
      <style:text-properties fo:font-variant="normal" fo:text-transform="none" fo:color="#222222" style:font-name="Consolas" fo:font-size="9pt" fo:letter-spacing="normal" fo:font-style="normal" fo:font-weight="normal" style:font-size-asian="15pt" style:font-size-complex="15pt"/>
    </style:style>
    <style:style style:name="T3" style:family="text">
      <style:text-properties fo:font-variant="normal" fo:text-transform="none" fo:color="#222222" style:font-name="Consolas" fo:letter-spacing="normal" fo:font-style="normal" fo:font-weight="normal"/>
    </style:style>
    <style:style style:name="T4" style:family="text">
      <style:text-properties fo:font-variant="normal" fo:text-transform="none" fo:color="#222222" style:font-name="Consolas" fo:font-size="15pt" fo:letter-spacing="normal" fo:font-style="normal" fo:font-weight="normal" officeooo:rsid="0013f74d" style:font-size-asian="15pt" style:font-size-complex="15pt"/>
    </style:style>
    <style:style style:name="T5" style:family="text">
      <style:text-properties fo:font-variant="normal" fo:text-transform="none" fo:color="#222222" style:font-name="Consolas" fo:font-size="15pt" fo:letter-spacing="normal" fo:font-style="normal" fo:font-weight="normal" officeooo:rsid="001746b3" style:font-size-asian="15pt" style:font-size-complex="15pt"/>
    </style:style>
    <style:style style:name="T6" style:family="text">
      <style:text-properties fo:font-variant="normal" fo:text-transform="none" fo:color="#222222" style:font-name="Consolas" fo:font-size="11pt" fo:letter-spacing="normal" fo:font-style="normal" fo:font-weight="normal"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Item2:</text:span><text:span text:style-name="T5">S880696.jpg</text:span></text:p>
      <text:p text:style-name="P1"><text:span text:style-name="T5"/></text:p>
      <text:p text:style-name="P5"><text:span text:style-name="T3">Սերժ Սարգսյանն ու Ժան-Կլոդ Յունկերը քննարկել են ԼՂ հիմնահարցը</text:span> </text:p>
      <text:p text:style-name="P5"/>
      <text:p text:style-name="P5"><text:span text:style-name="T3">Serzh Sargsyan and Jean-Claude Juncker discuss NK conflict</text:span> </text:p>
      <text:p text:style-name="P5"/>
      <text:p text:style-name="P6">Президент Армении и председатель Еврокомиссии обсудили нагорно-карабахский конфликт </text:p>
      <text:p text:style-name="P5"/>
      <text:p text:style-name="P7">20:53, 28 Փետրվար, 2017</text:p>
      <text:p text:style-name="P7">20:53, 28 February, 2017</text:p>
      <text:p text:style-name="P7">20:53, 28 Февраль, 2017 </text:p>
      <text:p text:style-name="P5"/>
      <text:p text:style-name="P11">ԵՐԵՎԱՆ, 28 ՓԵՏՐՎԱՐԻ, ԱՐՄԵՆՊՐԵՍ:</text:p>
      <text:p text:style-name="P8"/>
      <text:p text:style-name="P8">Աշխատանքային այցով Բելգիայի Թագավորությունում գտնվող Նախագահ Սերժ Սարգսյանն փետրվարի 28-ին հանդիպում է ունեցել Եվրոպական հանձնաժողովի նախագահ Ժան-Կլոդ Յունկերի հետ:</text:p>
      <text:p text:style-name="P8"/>
      <text:p text:style-name="P2"><text:span text:style-name="T2">Ինչպես </text:span><text:span text:style-name="T1">«Արմենպրես» </text:span><text:span text:style-name="T2">-ին տեղեկացրին ՀՀ Նախագահի աշխատակազմի հասարակայնության և տեղեկատվության միջոցների հետ կապերի վարչությունից, շնորհակալություն հայտնելով ջերմ ընդունելության համար` Հանրապետության Նախագահը գոհունակությամբ է խոսել աշխատանքային այցի բրյուսելյան իր բավականին հագեցած ու արդյունավետ օրակարգի մասին, հույս հայտնելով, որ ԵԽ նախագահ Տուսկի, ԵԺԿ նախագահ Դոլի հետ անկեղծ մթնոլորտում տեղի ունեցած քննարկումները, ինչպես նաև ԵՄ բարձր ներկայացուցիչ Մոգերինիի, Եվրոպական խորհրդարանի նորընտիր նախագահ Տայանիի հետ կայանալիք հանդիպումներն անպայմանորեն իրենց ներդրումը կբերեն Հայաստանի և ԵՄ-ի միջև համագործակցության խորացմանը: </text:span></text:p>
      <text:p text:style-name="P8"/>
      <text:p text:style-name="P8">Սերժ Սարգսյանը կարևորել է նախօրեին նախագահ Տուսկի հետ միասին ՀՀ-ԵՄ նոր շրջանակային համաձայնագրի շուրջ ավելի քան մեկ տարի ընթացող բանակցային գործընթացի ավարտի մասին հայտարարելը: Նոր համաձայնագիրը, Հանրապետության Նախագահի համոզմամբ, ամուր իրավական հիմք կհանդիսանա առաջիկա տարիներին ՀՀ-ԵՄ հարաբերությունների ընդլայնման ու զարգացման համար, և դրանում արտացոլված երկուստեք հանձնառություններով կուղղորդվեն նաև Հայաստանի քաղաքական ու տնտեսական լայնածավալ բարեփոխումները, որոնք ընկած են երկկողմ հարաբերությունների հիմքում: Նախագահ Սարգսյանը հույս է հայտնել, որ ի լրումն ձեռք բերված պայմանավորվածությունների, առաջիկայում կողմերը աշխատանքներ կտանեն նաև ՀՀ-ԵՄ ներդրումների ներգրավման ուղղությամբ: </text:p>
      <text:p text:style-name="P8"/>
      <text:p text:style-name="P8"/>
      <text:p text:style-name="P3"><text:span text:style-name="T6">YEREVAN, FEBRUARY 28, ARMENPRESS.</text:span><text:span text:style-name="T2"> </text:span></text:p>
      <text:p text:style-name="P9">In the sidelines of the working visit to the Brussels President of Armenia Serzh Sargsyan met with President of the European Commission Jean-Claude Juncker on February 28.</text:p>
      <text:p text:style-name="P9">As “Armenpress” was informed from the press service of the Armenian President’s Office, thanking for the cordial reception, the President of the Republic talked with satisfaction about the rather saturated and productive agenda of his Brussels visit, hoping that the sincere discussions with the President of the European Council Tusk, EPP President Daul, and High Representative Mogherini, as well as the upcoming meeting with the newly elected European Parliament President Antonio Tajani will necessarily contribute to the deepening of relations between Armenia and the EU.</text:p>
      <text:p text:style-name="P9">President Sargsyan highlighted the joint announcement on the previous day with President Tusk about the completion of the negotiations over the new Armenia-EU framework agreement that lasted for over a year. To the conviction of the President of Armenia, the new agreement will serve as a firm legal ground for expanding and developing Armenia-EU relations during the upcoming years and the mutual commitments enshrined in it will guide the large-scale political and economic reforms in Armenia which form the foundation of bilateral relations. </text:p>
      <text:p text:style-name="P9"/>
      <text:p text:style-name="P9"/>
      <text:p text:style-name="P9">Находящийся с рабочим визитом в Королевстве Бельгия президент Армении Серж Саргсян 28 февраля встретился с председателем Европейской Комиссии Жан-Клодом Юнкером. </text:p>
      <text:p text:style-name="P10">Как сообщили Арменпресс в Управлении по связям с общественностью и СМИ аппарата президента Армении, Саргсян с удовлетворением представил насыщенную повестку визита в Брюссель, выразив надежду на то, что проведенные и предстоящие встречи внесут свой вклад в углубление сотрудничества Армения-ЕС.</text:p>
      <text:p text:style-name="P4"><text:soft-page-break/><text:span text:style-name="T2">Президент отметил важность того факта, что накануне вместе с председателем Совета Европы Дональдом Туском было объявлено о завершении переговоров вокруг нового рамочного соглашения Армения-ЕС, которое, по убеждению Саргсяна, станет основой для развития и расширения отношений, и отраженные в документе обязательства станут базой широкомасштабных политических и экономических реформ, лежащих в основе двусторонних отношений. Президент выразил надежду на то, что стороны проведут также работы по привлечению инвестиций в Армению.</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8S</meta:editing-duration>
    <meta:editing-cycles>13</meta:editing-cycles>
    <meta:generator>LibreOffice/5.2.3.3$Windows_x86 LibreOffice_project/d54a8868f08a7b39642414cf2c8ef2f228f780cf</meta:generator>
    <dc:date>2017-03-01T03:51:36.052000000</dc:date>
    <meta:document-statistic meta:table-count="0" meta:image-count="0" meta:object-count="0" meta:page-count="2" meta:paragraph-count="18" meta:word-count="539" meta:character-count="4108" meta:non-whitespace-character-count="3578"/>
    <meta:user-defined meta:name="Info 1"/>
    <meta:user-defined meta:name="Info 2"/>
    <meta:user-defined meta:name="Info 3"/>
    <meta:user-defined meta:name="Info 4"/>
  </office:meta>
</office:document-meta>
</file>